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 fo:line-height="145%" fo:background-color="#f7f7f7" fo:padding="0cm" fo:border="none">
        <style:background-image/>
      </style:paragraph-properties>
      <style:text-properties fo:color="#333333" style:font-name="Consolas" fo:font-size="9.75pt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rsid="00219da3" officeooo:paragraph-rsid="00219da3"/>
    </style:style>
    <style:style style:name="P6" style:family="paragraph" style:parent-style-name="Standard">
      <style:text-properties officeooo:rsid="0021ade9" officeooo:paragraph-rsid="0021ade9"/>
    </style:style>
    <style:style style:name="P7" style:family="paragraph" style:parent-style-name="Standard">
      <style:text-properties officeooo:rsid="00221982" officeooo:paragraph-rsid="00221982"/>
    </style:style>
    <style:style style:name="P8" style:family="paragraph" style:parent-style-name="Preformatted_20_Text">
      <style:text-properties officeooo:rsid="00219da3" officeooo:paragraph-rsid="00219da3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20394b" officeooo:paragraph-rsid="0020394b" style:font-size-asian="14pt" style:font-size-complex="14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Preformatted_20_Text">
      <style:paragraph-properties fo:line-height="145%" fo:background-color="#f7f7f7" fo:padding="0cm" fo:border="none">
        <style:background-image/>
      </style:paragraph-properties>
    </style:style>
    <style:style style:name="P12" style:family="paragraph" style:parent-style-name="Preformatted_20_Text">
      <style:paragraph-properties fo:line-height="145%" fo:background-color="#f7f7f7" fo:padding="0cm" fo:border="none">
        <style:background-image/>
      </style:paragraph-properties>
      <style:text-properties fo:color="#333333" style:font-name="Consolas" fo:font-size="9.75pt" fo:background-color="transparent"/>
    </style:style>
    <style:style style:name="P13" style:family="paragraph" style:parent-style-name="Standard">
      <style:text-properties officeooo:rsid="00221982" officeooo:paragraph-rsid="00221982"/>
    </style:style>
    <style:style style:name="P14" style:family="paragraph" style:parent-style-name="Standard">
      <style:text-properties officeooo:rsid="002399be" officeooo:paragraph-rsid="002399be"/>
    </style:style>
    <style:style style:name="P15" style:family="paragraph" style:parent-style-name="Preformatted_20_Text">
      <style:paragraph-properties fo:line-height="145%" fo:background-color="#f7f7f7" fo:padding="0cm" fo:border="none">
        <style:background-image/>
      </style:paragraph-properties>
      <style:text-properties fo:color="#333333" style:font-name="Consolas" fo:font-size="9.75pt" fo:background-color="transparent"/>
    </style:style>
    <style:style style:name="T1" style:family="text">
      <style:text-properties fo:color="#333333" style:font-name="Consolas" fo:font-size="9.75pt" fo:background-color="transparent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ll java8</text:p>
      <text:p text:style-name="Text_20_body">Add the repository and update apt-get:</text:p>
      <text:p text:style-name="Preformatted_20_Text"><text:span text:style-name="Source_20_Text">sudo add-apt-repository ppa:webupd8team/java</text:span></text:p>
      <text:p text:style-name="P1"><text:span text:style-name="Source_20_Text">sudo apt-get update</text:span></text:p>
      <text:p text:style-name="Text_20_body">Install Java8 and set it as default:</text:p>
      <text:p text:style-name="P1"><text:span text:style-name="Source_20_Text">sudo apt-get install oracle-java8-set-default</text:span></text:p>
      <text:p text:style-name="Text_20_body">Check version:</text:p>
      <text:p text:style-name="P1"><text:span text:style-name="Source_20_Text">java -version</text:span></text:p>
      <text:p text:style-name="P4">Gradle installation in Ubuntu</text:p>
      <text:p text:style-name="Standard"/>
      <text:p text:style-name="Text_20_body">In this post we are going to learn about gradle installation in Ubuntu 14.04.</text:p>
      <text:section text:style-name="Sect1" text:name="stcpDiv">
        <text:p text:style-name="Text_20_body">1. Open terminal and execute this command to install gradle<text:line-break/><text:span text:style-name="Source_20_Text">$ sudo apt-get install gradle</text:span></text:p>
        <text:p text:style-name="Text_20_body">This command will set the path variables automatically. And, you are ready to work with gradle.</text:p>
        <text:p text:style-name="Text_20_body">code</text:p>
        <text:p text:style-name="Text_20_body">2. Download gradle from official website and extract it in a directory. In my case it is<text:line-break/><text:span text:style-name="Source_20_Text">/home/krishna/Documents/gradle_dev/gradle-2.2.1</text:span></text:p>
        <text:p text:style-name="Text_20_body">Set environment path variable GRADLE_HOME. To set this path open terminal and open /etc/profile<text:line-break/><text:span text:style-name="Source_20_Text">$ sudo gedit /etc/profile</text:span></text:p>
        <text:p text:style-name="Text_20_body">This will open profile file in gedit. Add following lines after the last line</text:p>
        <text:p text:style-name="Preformatted_20_Text">GRADLE_HOME=/home/krishna/Documents/gradle_dev/gradle-2.2.1/</text:p>
        <text:p text:style-name="Preformatted_20_Text">PATH=$PATH:$GRADLE_HOME/bin</text:p>
        <text:p text:style-name="Preformatted_20_Text">export GRADLE_HOME</text:p>
        <text:p text:style-name="P1">export PATH</text:p>
        <text:p text:style-name="Text_20_body">Replace GRADLE_HOME path with your gradle installation path.</text:p>
        <text:p text:style-name="Text_20_body">Save file and close gedit. Restart system. Open terminal and type<text:line-break/><text:span text:style-name="Source_20_Text">$ gradle -v</text:span></text:p>
        <text:p text:style-name="Text_20_body">the output would be similar to this</text:p>
        <text:p text:style-name="Preformatted_20_Text">------------------------------------------------------------</text:p>
        <text:p text:style-name="Preformatted_20_Text">Gradle 2.2.1</text:p>
        <text:p text:style-name="Preformatted_20_Text">------------------------------------------------------------</text:p>
        <text:p text:style-name="Preformatted_20_Text"/>
        <text:p text:style-name="Preformatted_20_Text">Build time: <text:s text:c="2"/>2014-11-24 09:45:35 UTC</text:p>
        <text:p text:style-name="Preformatted_20_Text">Build number: none</text:p>
        <text:p text:style-name="Preformatted_20_Text">Revision: <text:s text:c="4"/>6fcb59c06f43a4e6b1bcb401f7686a8601a1fb4a</text:p>
        <text:p text:style-name="Preformatted_20_Text"/>
        <text:p text:style-name="Preformatted_20_Text">Groovy: <text:s text:c="6"/>2.3.6</text:p>
        <text:p text:style-name="Preformatted_20_Text">Ant: <text:s text:c="9"/>Apache Ant(TM) version 1.9.3 compiled on December 23 2013</text:p>
        <text:p text:style-name="Preformatted_20_Text">JVM: <text:s text:c="9"/>1.8.0_31 (Oracle Corporation 25.31-b07)</text:p>
        <text:p text:style-name="P1">OS: <text:s text:c="10"/>Linux 3.13.0-44-generic amd64</text:p>
        <text:p text:style-name="Text_20_body"><text:soft-page-break/>Go through our innovative <text:a xlink:type="simple" xlink:href="http://www.tothenew.com/product-engineering">product engineering solutions</text:a> and services.</text:p>
        <text:p text:style-name="Text_20_body">- See more at: http://www.tothenew.com/blog/gradle-installation-in-ubuntu/#sthash.c6cjevg8.dpuf</text:p>
      </text:section>
      <text:p text:style-name="Standard"/>
      <text:p text:style-name="P5"/>
      <text:p text:style-name="P5">How to <text:s/>uninstall docker</text:p>
      <text:p text:style-name="P8"><text:span text:style-name="Source_20_Text">sudo apt-get remove docker* </text:span></text:p>
      <text:p text:style-name="Preformatted_20_Text"><text:span text:style-name="Source_20_Text">sudo apt-get autoremove</text:span></text:p>
      <text:p text:style-name="Preformatted_20_Text"><text:span text:style-name="Source_20_Text">sudo apt-get autoclean</text:span></text:p>
      <text:p text:style-name="P1"><text:span text:style-name="Source_20_Text">sudo rm -rf /var/www/discourse -R</text:span></text:p>
      <text:p text:style-name="P6">&amp;&amp; pt-get install pkgconfig <text:s/>&amp;&amp; </text:p>
      <text:p text:style-name="P6"/>
      <text:p text:style-name="P6">I was trying to build OpenCord following this link.</text:p>
      <text:p text:style-name="Standard"/>
      <text:p text:style-name="Standard"><text:a xlink:type="simple" xlink:href="https://github.com/opencord/cord/blob/cord-1.0/docs/quickstart_physical.md" office:target-frame-name="_blank" xlink:show="new">https://github.com/opencord/</text:a></text:p>
      <text:p text:style-name="P2"/>
      <text:p text:style-name="P11"><text:span text:style-name="Source_20_Text"><text:span text:style-name="T1">1/ git clone -b cord-1.0 </text:span></text:span><text:a xlink:type="simple" xlink:href="http://gerrit.opencord.org/cord" office:target-frame-name="_blank" xlink:show="new"><text:span text:style-name="Source_20_Text">http://gerrit.opencord.org/cord</text:span></text:a></text:p>
      <text:p text:style-name="P12">2/ vagrant up corddev</text:p>
      <text:p text:style-name="P12">3/ vagrant ssh corddev</text:p>
      <text:p text:style-name="P12">4/ cd /cord.</text:p>
      <text:p text:style-name="P12">5/ /gradlew fetch</text:p>
      <text:p text:style-name="P3">6/ /gradlew buildImages</text:p>
      <text:p text:style-name="P10"/>
      <text:p text:style-name="P10">At Step 6: I am getting the build error mentioned below.</text:p>
      <text:p text:style-name="P10"/>
      <text:p text:style-name="P10">Cloning into 'quagga'...</text:p>
      <text:p text:style-name="P10">    Your branch is up-to-date with 'origin/master'.</text:p>
      <text:p text:style-name="P10">libtoolize: putting auxiliary files in `.'.</text:p>
      <text:p text:style-name="P10">libtoolize: copying file `./ltmain.sh'</text:p>
      <text:p text:style-name="P10">libtoolize: putting macros in AC_CONFIG_MACRO_DIR, `m4'.</text:p>
      <text:p text:style-name="P10">libtoolize: copying file `m4/libtool.m4'</text:p>
      <text:p text:style-name="P10">libtoolize: copying file `m4/ltoptions.m4'</text:p>
      <text:p text:style-name="P10">libtoolize: copying file `m4/ltsugar.m4'</text:p>
      <text:p text:style-name="P10">libtoolize: copying file `m4/ltversion.m4'</text:p>
      <text:p text:style-name="P10">libtoolize: copying file `m4/lt~obsolete.m4'</text:p>
      <text:p text:style-name="P10">libtoolize: `AC_PROG_RANLIB' is rendered obsolete by `LT_INIT'</text:p>
      <text:p text:style-name="P10"><text:a xlink:type="simple" xlink:href="http://configure.ac:97/" office:target-frame-name="_blank" xlink:show="new">configure.ac:97</text:a>: error: possibly undefined macro: AC_MSG_RESULT</text:p>
      <text:p text:style-name="P10">      If this token and others are legitimate, please use m4_pattern_allow.</text:p>
      <text:p text:style-name="P10">      See the Autoconf documentation.</text:p>
      <text:p text:style-name="P10">autoreconf: /usr/bin/autoconf failed with exit status: 1</text:p>
      <text:p text:style-name="P10">    The command '/bin/sh -c git clone git://<text:a xlink:type="simple" xlink:href="http://git.savannah.nongnu.org/quagga.git" office:target-frame-name="_blank" xlink:show="new">git.savannah.nongnu.org/</text:a> quagga &amp;&amp; (cd quagga &amp;&amp; git checkout HEAD &amp;&amp; ./bootstrap.sh &amp;&amp; sed -i -r 's,htonl.*?\(INADDR_LOOPBACK\)</text:p>
      <text:p text:style-name="P10"/>
      <text:p text:style-name="P10">FAILURE: Build failed with an exception.</text:p>
      <text:p text:style-name="P10"><text:soft-page-break/></text:p>
      <text:p text:style-name="P10">Any Ideas why it is failing ??</text:p>
      <text:p text:style-name="P10"/>
      <text:p text:style-name="P10">Thanks &amp; Regards,</text:p>
      <text:p text:style-name="P10">Balaji</text:p>
      <text:p text:style-name="P6"/>
      <text:p text:style-name="P7">answer</text:p>
      <text:p text:style-name="P7">Hi Balaji,</text:p>
      <text:p text:style-name="Standard"> The build images step for quagga under components/cord-tester is failing as it uses a moving target for quagga which seems to have introduced additional dependencies to the build process.</text:p>
      <text:p text:style-name="Standard"> Try to add the following patch to components/cord-tester/</text:p>
      <text:p text:style-name="Standard"> Just add pkg-config and protobuf-c-compiler to the apt-get install line in Dockerfile.quagga and re-run the buildImages.</text:p>
      <text:p text:style-name="Standard"/>
      <text:p text:style-name="Standard">Meanwhile the fix below would also be pushed to upstream cord-1.0.</text:p>
      <text:p text:style-name="Standard">For now just run with the patch like enclosed below to Dockerfile.quagga before re-issuing the buildImages step.</text:p>
      <text:p text:style-name="Standard">Should work fine.</text:p>
      <text:p text:style-name="Standard"/>
      <text:p text:style-name="Standard">diff --git a/Dockerfile.quagga b/Dockerfile.quagga</text:p>
      <text:p text:style-name="Standard">index e40cffa..9eed282 100644</text:p>
      <text:p text:style-name="Standard">--- a/Dockerfile.quagga</text:p>
      <text:p text:style-name="Standard">+++ b/Dockerfile.quagga</text:p>
      <text:p text:style-name="Standard">@@ -4,7 +4,7 @@ WORKDIR /root</text:p>
      <text:p text:style-name="Standard"> RUN useradd -M quagga</text:p>
      <text:p text:style-name="Standard"> RUN mkdir /var/log/quagga &amp;&amp; chown quagga:quagga /var/log/quagga</text:p>
      <text:p text:style-name="Standard"> RUN mkdir /var/run/quagga &amp;&amp; chown quagga:quagga /var/run/quagga</text:p>
      <text:p text:style-name="Standard">-RUN apt-get update &amp;&amp; apt-get install -qy git autoconf libtool gawk make telnet libreadline6-dev</text:p>
      <text:p text:style-name="Standard">+RUN apt-get update &amp;&amp; apt-get install -qy git autoconf libtool gawk make telnet libreadline6-dev pkg-config protobuf-c-compiler</text:p>
      <text:p text:style-name="Standard"> RUN git clone git://<text:a xlink:type="simple" xlink:href="http://git.savannah.nongnu.org/quagga.git" office:target-frame-name="_blank" xlink:show="new">git.savannah.nongnu.org/</text:a> quagga &amp;&amp; \</text:p>
      <text:p text:style-name="Standard"> (cd quagga &amp;&amp; git checkout HEAD &amp;&amp; ./bootstrap.sh &amp;&amp; \</text:p>
      <text:p text:style-name="Standard"> sed -i -r 's,htonl.*?\(INADDR_LOOPBACK\)</text:p>
      <text:p text:style-name="Standard"/>
      <text:p text:style-name="Standard">Regards,</text:p>
      <text:p text:style-name="Standard">-Karthick</text:p>
      <text:p text:style-name="P7"/>
      <text:p text:style-name="P7"/>
      <text:p text:style-name="P14">dockerinstall </text:p>
      <text:p text:style-name="P7"/>
      <text:p text:style-name="P7"/>
      <text:p text:style-name="P14">https://docs.docker.com/engine/installation/linux/ubuntulinux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52:12.796795435</meta:creation-date>
    <dc:date>2016-11-09T16:30:48.509345211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95" meta:word-count="577" meta:character-count="4510" meta:non-whitespace-character-count="3955"/>
  </office:meta>
</office:document-meta>
</file>